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8pt"/>
    </style:style>
    <style:style style:name="co2" style:family="table-column">
      <style:table-column-properties fo:break-before="auto" style:column-width="29.06pt"/>
    </style:style>
    <style:style style:name="co3" style:family="table-column">
      <style:table-column-properties fo:break-before="auto" style:column-width="56.15pt"/>
    </style:style>
    <style:style style:name="co4" style:family="table-column">
      <style:table-column-properties fo:break-before="auto" style:column-width="46.26pt"/>
    </style:style>
    <style:style style:name="co5" style:family="table-column">
      <style:table-column-properties fo:break-before="auto" style:column-width="45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57.9pt"/>
    </style:style>
    <style:style style:name="co8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4"/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6" table:default-cell-style-name="ce11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Cost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Weight (pounds)</text:p>
          </table:table-cell>
          <table:covered-table-cell table:style-name="ce1"/>
          <table:table-cell table:style-name="ce1"/>
          <table:table-cell table:style-name="ce10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Per unit</text:p>
          </table:table-cell>
          <table:table-cell table:style-name="ce3" office:value-type="string" calcext:value-type="string">
            <text:p>Total</text:p>
          </table:table-cell>
          <table:table-cell table:style-name="ce6" office:value-type="string" calcext:value-type="string">
            <text:p>Per unit</text:p>
          </table:table-cell>
          <table:table-cell table:style-name="ce8" office:value-type="string" calcext:value-type="string">
            <text:p>Total</text:p>
          </table:table-cell>
          <table:table-cell table:style-name="ce1" office:value-type="string" calcext:value-type="string">
            <text:p>Source</text:p>
          </table:table-cell>
          <table:table-cell table:style-name="ce10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k of 50</text:p>
          </table:table-cell>
          <table:table-cell office:value-type="currency" office:currency="USD" office:value="8.5" calcext:value-type="currency">
            <text:p>$8.50</text:p>
          </table:table-cell>
          <table:table-cell table:formula="of:=[.D3]*[.A3]" office:value-type="currency" office:currency="USD" office:value="17" calcext:value-type="currency">
            <text:p>$17.00</text:p>
          </table:table-cell>
          <table:table-cell office:value-type="float" office:value="0.008" calcext:value-type="float">
            <text:p>0.0080</text:p>
          </table:table-cell>
          <table:table-cell table:style-name="ce9" table:formula="of:=[.F3]*[.A3]" office:value-type="float" office:value="0.016" calcext:value-type="float">
            <text:p>0.0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095A224</text:p>
          </table:table-cell>
          <table:table-cell office:value-type="string" calcext:value-type="string">
            <text:p>M6 10mm rounded head screws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4]*[.A4]" office:value-type="currency" office:currency="USD" office:value="24" calcext:value-type="currency">
            <text:p>$24.00</text:p>
          </table:table-cell>
          <table:table-cell office:value-type="float" office:value="0.008" calcext:value-type="float">
            <text:p>0.0080</text:p>
          </table:table-cell>
          <table:table-cell table:style-name="ce9" table:formula="of:=[.F4]*[.A4]" office:value-type="float" office:value="0.6" calcext:value-type="float">
            <text:p>0.6</text:p>
          </table:table-cell>
          <table:table-cell office:value-type="string" calcext:value-type="string">
            <text:p>80/20</text:p>
          </table:table-cell>
          <table:table-cell office:value-type="float" office:value="14124" calcext:value-type="float">
            <text:p>14124</text:p>
          </table:table-cell>
          <table:table-cell office:value-type="string" calcext:value-type="string">
            <text:p>M6 T-nut block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5]*[.B5]*[.A5]" office:value-type="currency" office:currency="USD" office:value="21.84" calcext:value-type="currency">
            <text:p>$21.84</text:p>
          </table:table-cell>
          <table:table-cell office:value-type="float" office:value="0.0415" calcext:value-type="float">
            <text:p>0.0415</text:p>
          </table:table-cell>
          <table:table-cell table:style-name="ce9" table:formula="of:=[.F5]*[.B5]*[.A5]" office:value-type="float" office:value="4.316" calcext:value-type="float">
            <text:p>4.3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26” 2525 extrusion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6]*[.B6]*[.A6]" office:value-type="currency" office:currency="USD" office:value="12.6" calcext:value-type="currency">
            <text:p>$12.60</text:p>
          </table:table-cell>
          <table:table-cell office:value-type="float" office:value="0.0415" calcext:value-type="float">
            <text:p>0.0415</text:p>
          </table:table-cell>
          <table:table-cell table:style-name="ce9" table:formula="of:=[.F6]*[.B6]*[.A6]" office:value-type="float" office:value="2.49" calcext:value-type="float">
            <text:p>2.5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30” 2525 extrusion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[.D7]*[.A7]" office:value-type="currency" office:currency="USD" office:value="27.2" calcext:value-type="currency">
            <text:p>$27.20</text:p>
          </table:table-cell>
          <table:table-cell office:value-type="float" office:value="0.0475" calcext:value-type="float">
            <text:p>0.0475</text:p>
          </table:table-cell>
          <table:table-cell table:style-name="ce9" table:formula="of:=[.F7]*[.A7]" office:value-type="float" office:value="0.19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40</text:p>
          </table:table-cell>
          <table:table-cell office:value-type="string" calcext:value-type="string">
            <text:p>wheel brackets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[.D8]*[.A8]" office:value-type="currency" office:currency="USD" office:value="25.2" calcext:value-type="currency">
            <text:p>$25.20</text:p>
          </table:table-cell>
          <table:table-cell office:value-type="float" office:value="0.1" calcext:value-type="float">
            <text:p>0.1000</text:p>
          </table:table-cell>
          <table:table-cell table:style-name="ce9" table:formula="of:=[.F8]*[.A8]" office:value-type="float" office:value="0.4" calcext:value-type="float">
            <text:p>0.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51</text:p>
          </table:table-cell>
          <table:table-cell office:value-type="string" calcext:value-type="string">
            <text:p>90-degree flat plate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4.3" calcext:value-type="currency">
            <text:p>$4.30</text:p>
          </table:table-cell>
          <table:table-cell table:formula="of:=[.D9]*[.A9]" office:value-type="currency" office:currency="USD" office:value="17.2" calcext:value-type="currency">
            <text:p>$17.20</text:p>
          </table:table-cell>
          <table:table-cell office:value-type="float" office:value="0.036" calcext:value-type="float">
            <text:p>0.0360</text:p>
          </table:table-cell>
          <table:table-cell table:style-name="ce9" table:formula="of:=[.F9]*[.A9]" office:value-type="float" office:value="0.144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8</text:p>
          </table:table-cell>
          <table:table-cell office:value-type="string" calcext:value-type="string">
            <text:p>Three hole straight flat plate</text:p>
            <text:p>(for underside of inner corners)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D10]*[.A10]" office:value-type="currency" office:currency="USD" office:value="7.2" calcext:value-type="currency">
            <text:p>$7.20</text:p>
          </table:table-cell>
          <table:table-cell office:value-type="float" office:value="0.0266" calcext:value-type="float">
            <text:p>0.0266</text:p>
          </table:table-cell>
          <table:table-cell table:style-name="ce9" table:formula="of:=[.F10]*[.A10]" office:value-type="float" office:value="0.1064" calcext:value-type="float">
            <text:p>0.1</text:p>
          </table:table-cell>
          <table:table-cell office:value-type="string" calcext:value-type="string">
            <text:p>80/20</text:p>
          </table:table-cell>
          <table:table-cell table:style-name="ce12" office:value-type="float" office:value="14058" calcext:value-type="float">
            <text:p>14058</text:p>
          </table:table-cell>
          <table:table-cell office:value-type="string" calcext:value-type="string">
            <text:p>Inside corner bracket (4 exterior corners)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33" calcext:value-type="currency">
            <text:p>$33.00</text:p>
          </table:table-cell>
          <table:table-cell table:formula="of:=[.D11]*[.A11]" office:value-type="currency" office:currency="USD" office:value="66" calcext:value-type="currency">
            <text:p>$66.00</text:p>
          </table:table-cell>
          <table:table-cell office:value-type="float" office:value="1.65" calcext:value-type="float">
            <text:p>1.6500</text:p>
          </table:table-cell>
          <table:table-cell table:style-name="ce9" table:formula="of:=[.F11]*[.A11]" office:value-type="float" office:value="3.3" calcext:value-type="float">
            <text:p>3.3</text:p>
          </table:table-cell>
          <table:table-cell office:value-type="string" calcext:value-type="string">
            <text:p>elsewhere</text:p>
          </table:table-cell>
          <table:table-cell/>
          <table:table-cell office:value-type="string" calcext:value-type="string">
            <text:p>Wheel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Feet</text:p>
          </table:table-cell>
          <table:table-cell table:style-name="ce1"/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3.95" calcext:value-type="currency">
            <text:p>$3.95</text:p>
          </table:table-cell>
          <table:table-cell table:formula="of:=[.D14]*[.A14]" office:value-type="currency" office:currency="USD" office:value="7.9" calcext:value-type="currency">
            <text:p>$7.90</text:p>
          </table:table-cell>
          <table:table-cell office:value-type="float" office:value="0.031" calcext:value-type="float">
            <text:p>0.0310</text:p>
          </table:table-cell>
          <table:table-cell table:style-name="ce9" table:formula="of:=[.F14]*[.A14]" office:value-type="float" office:value="0.062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32</text:p>
          </table:table-cell>
          <table:table-cell office:value-type="string" calcext:value-type="string">
            <text:p>Inside corner bracket (stronger)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2.9" calcext:value-type="currency">
            <text:p>$2.90</text:p>
          </table:table-cell>
          <table:table-cell table:formula="of:=[.D15]*[.A15]" office:value-type="currency" office:currency="USD" office:value="5.8" calcext:value-type="currency">
            <text:p>$5.80</text:p>
          </table:table-cell>
          <table:table-cell office:value-type="float" office:value="0.021" calcext:value-type="float">
            <text:p>0.0210</text:p>
          </table:table-cell>
          <table:table-cell table:style-name="ce9" table:formula="of:=[.F15]*[.A15]" office:value-type="float" office:value="0.042" calcext:value-type="float">
            <text:p>0.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9</text:p>
          </table:table-cell>
          <table:table-cell office:value-type="string" calcext:value-type="string">
            <text:p>Inside corner bracket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16]*[.B16]*[.A16]" office:value-type="currency" office:currency="USD" office:value="5.12" calcext:value-type="currency">
            <text:p>$5.12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16]*[.B16]*[.A16]" office:value-type="float" office:value="0.7904" calcext:value-type="float">
            <text:p>0.8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Extrusi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Tongue</text:p>
          </table:table-cell>
          <table:table-cell table:style-name="ce1" table:number-columns-repeated="2"/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15.67" calcext:value-type="currency">
            <text:p>$15.67</text:p>
          </table:table-cell>
          <table:table-cell table:formula="of:=[.D19]*[.A19]" office:value-type="currency" office:currency="USD" office:value="15.67" calcext:value-type="currency">
            <text:p>$15.67</text:p>
          </table:table-cell>
          <table:table-cell/>
          <table:table-cell table:style-name="ce9" table:formula="of:=[.F19]*[.A19]" office:value-type="float" office:value="0" calcext:value-type="float">
            <text:p>0.0</text:p>
          </table:table-cell>
          <table:table-cell office:value-type="string" calcext:value-type="string">
            <text:p>McMaster</text:p>
          </table:table-cell>
          <table:table-cell table:style-name="Default" office:value-type="string" calcext:value-type="string">
            <text:p>4568T17</text:p>
          </table:table-cell>
          <table:table-cell table:style-name="ce13" office:value-type="string" calcext:value-type="string">
            <text:p>1ft 1.25” wide aluminum hex extrusio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0]*[.B20]*[.A20]" office:value-type="currency" office:currency="USD" office:value="10.56" calcext:value-type="currency">
            <text:p>$10.56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20]*[.B20]*[.A20]" office:value-type="float" office:value="1.6302" calcext:value-type="float">
            <text:p>1.6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kayak tongue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1]*[.B21]*[.A21]" office:value-type="currency" office:currency="USD" office:value="2.88" calcext:value-type="currency">
            <text:p>$2.88</text:p>
          </table:table-cell>
          <table:table-cell/>
          <table:table-cell table:style-name="ce9"/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short tongue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2]*[.B22]*[.A22]" office:value-type="currency" office:currency="USD" office:value="2.88" calcext:value-type="currency">
            <text:p>$2.88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22]*[.B22]*[.A22]" office:value-type="float" office:value="0.4446" calcext:value-type="float">
            <text:p>0.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outward angle)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23]*[.A23]" office:value-type="currency" office:currency="USD" office:value="5.04" calcext:value-type="currency">
            <text:p>$5.04</text:p>
          </table:table-cell>
          <table:table-cell office:value-type="float" office:value="0.003" calcext:value-type="float">
            <text:p>0.0030</text:p>
          </table:table-cell>
          <table:table-cell table:style-name="ce9" table:formula="of:=[.F23]*[.A23]" office:value-type="float" office:value="0.072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M5 T-nut block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5.1" calcext:value-type="currency">
            <text:p>$5.10</text:p>
          </table:table-cell>
          <table:table-cell table:formula="of:=[.D24]*[.A24]" office:value-type="currency" office:currency="USD" office:value="10.2" calcext:value-type="currency">
            <text:p>$10.20</text:p>
          </table:table-cell>
          <table:table-cell office:value-type="float" office:value="0.086" calcext:value-type="float">
            <text:p>0.0860</text:p>
          </table:table-cell>
          <table:table-cell table:style-name="ce9" table:formula="of:=[.F24]*[.A24]" office:value-type="float" office:value="0.172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Four hole 45-degree flat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[.D25]*[.A25]" office:value-type="currency" office:currency="USD" office:value="12.6" calcext:value-type="currency">
            <text:p>$12.60</text:p>
          </table:table-cell>
          <table:table-cell office:value-type="float" office:value="0.119" calcext:value-type="float">
            <text:p>0.1190</text:p>
          </table:table-cell>
          <table:table-cell table:style-name="ce9" table:formula="of:=[.F25]*[.A25]" office:value-type="float" office:value="0.238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51</text:p>
          </table:table-cell>
          <table:table-cell office:value-type="string" calcext:value-type="string">
            <text:p>90-degree flat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[.D26]*[.A26]" office:value-type="currency" office:currency="USD" office:value="13.6" calcext:value-type="currency">
            <text:p>$13.60</text:p>
          </table:table-cell>
          <table:table-cell office:value-type="float" office:value="0.0457" calcext:value-type="float">
            <text:p>0.0457</text:p>
          </table:table-cell>
          <table:table-cell table:style-name="ce9" table:formula="of:=[.F26]*[.A26]" office:value-type="float" office:value="0.0914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40</text:p>
          </table:table-cell>
          <table:table-cell office:value-type="string" calcext:value-type="string">
            <text:p>Tee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[.D27]*[.A27]" office:value-type="currency" office:currency="USD" office:value="9.6" calcext:value-type="currency">
            <text:p>$9.60</text:p>
          </table:table-cell>
          <table:table-cell office:value-type="float" office:value="0.05" calcext:value-type="float">
            <text:p>0.0500</text:p>
          </table:table-cell>
          <table:table-cell table:style-name="ce9" table:formula="of:=[.F27]*[.A27]" office:value-type="float" office:value="0.1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7</text:p>
          </table:table-cell>
          <table:table-cell office:value-type="string" calcext:value-type="string">
            <text:p>4 hole straight flat plate</text:p>
          </table:table-cell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/>
          <table:table-cell table:formula="of:=SUM([.E3:.E28])" office:value-type="currency" office:currency="USD" office:value="320.09" calcext:value-type="currency">
            <text:p>$320.09</text:p>
          </table:table-cell>
          <table:table-cell/>
          <table:table-cell table:style-name="ce9" table:formula="of:=SUM([.G3:.G26])" office:value-type="float" office:value="15.105" calcext:value-type="float">
            <text:p>15.1</text:p>
          </table:table-cell>
          <table:table-cell table:number-columns-repeated="1017"/>
        </table:table-row>
        <table:table-row table:style-name="ro1" table:number-rows-repeated="10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ners" table:style-name="ta1"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6 screw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 inner corner</text:p>
          </table:table-cell>
          <table:table-cell office:value-type="float" office:value="4" calcext:value-type="float">
            <text:p>4</text:p>
          </table:table-cell>
          <table:table-cell table:formula="of:=[.C2]*[.A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 outer corner</text:p>
          </table:table-cell>
          <table:table-cell office:value-type="float" office:value="4" calcext:value-type="float">
            <text:p>4</text:p>
          </table:table-cell>
          <table:table-cell table:formula="of:=[.C3]*[.A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el</text:p>
          </table:table-cell>
          <table:table-cell office:value-type="float" office:value="2" calcext:value-type="float">
            <text:p>2</text:p>
          </table:table-cell>
          <table:table-cell table:formula="of:=[.C4]*[.A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ngue</text:p>
          </table:table-cell>
          <table:table-cell office:value-type="float" office:value="1" calcext:value-type="float">
            <text:p>1</text:p>
          </table:table-cell>
          <table:table-cell table:formula="of:=[.C5]*[.A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 foot</text:p>
          </table:table-cell>
          <table:table-cell office:value-type="float" office:value="2" calcext:value-type="float">
            <text:p>2</text:p>
          </table:table-cell>
          <table:table-cell table:formula="of:=[.C6]*[.A6]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formula="of:=SUM([.D2:.D5])" office:value-type="float" office:value="82" calcext:value-type="float">
            <text:p>8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5 screws</text:p>
          </table:table-cell>
          <table:table-cell table:number-columns-repeated="3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ongue</text:p>
          </table:table-cell>
          <table:table-cell office:value-type="float" office:value="1" calcext:value-type="float">
            <text:p>1</text:p>
          </table:table-cell>
          <table:table-cell table:formula="of:=[.C11]*[.A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 degree corner</text:p>
          </table:table-cell>
          <table:table-cell office:value-type="float" office:value="1" calcext:value-type="float">
            <text:p>1</text:p>
          </table:table-cell>
          <table:table-cell table:formula="of:=[.C12]*[.A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 degree corner</text:p>
          </table:table-cell>
          <table:table-cell office:value-type="float" office:value="1" calcext:value-type="float">
            <text:p>1</text:p>
          </table:table-cell>
          <table:table-cell table:formula="of:=[.C13]*[.A13]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formula="of:=SUM([.D11:.D13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8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9:18:33.65881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19:08.717871778</meta:creation-date>
    <dc:date>2017-05-06T16:42:04.858802909</dc:date>
    <meta:editing-duration>PT4H38M40S</meta:editing-duration>
    <meta:editing-cycles>24</meta:editing-cycles>
    <meta:generator>LibreOffice/5.2.6.2$Linux_X86_64 LibreOffice_project/20m0$Build-2</meta:generator>
    <meta:print-date>2017-05-06T15:51:31.183684576</meta:print-date>
    <meta:document-statistic meta:table-count="2" meta:cell-count="246" meta:object-count="0"/>
  </office:meta>
</office:document-meta>
</file>